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65BEFE37CCD98E2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bin1" svg:font-family="Cabin" style:font-pitch="variable"/>
    <style:font-face style:name="Cabin" svg:font-family="Cabin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loext:graphic-properties draw:fill="none" draw:fill-color="#000000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abin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7ffe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Cabin" fo:font-size="24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draw:stroke-dash="Dashed_20__28_var_29__20_2" svg:stroke-width="0cm" svg:stroke-color="#3465a4" draw:marker-start="" draw:marker-start-width="0.3cm" draw:marker-start-center="false" draw:marker-end="" draw:marker-end-width="0.3cm" draw:marker-end-center="false" draw:fill="none" draw:fill-color="#000000" draw:fill-image-width="0cm" draw:fill-image-height="0cm" draw:textarea-horizontal-align="justify" draw:textarea-vertical-align="middle" draw:auto-grow-height="false" fo:min-height="13.822cm" fo:min-width="13.571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ed_20__28_var_29__20_2" svg:stroke-width="0cm" svg:stroke-color="#3465a4" draw:marker-start="" draw:marker-start-width="0.3cm" draw:marker-start-center="false" draw:marker-end="" draw:marker-end-width="0.3cm" draw:marker-end-center="false" draw:fill="none" draw:fill-color="#000000" draw:fill-image-width="0cm" draw:fill-image-height="0cm" draw:textarea-horizontal-align="justify" draw:textarea-vertical-align="middle" draw:auto-grow-height="false" fo:min-height="5.027cm" fo:min-width="4.738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007ffe" draw:fill-image-width="0cm" draw:fill-image-height="0cm" draw:textarea-horizontal-align="justify" draw:textarea-vertical-align="middle" draw:auto-grow-height="false" fo:min-height="4.195cm" fo:min-width="4.052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007ffe" draw:fill-image-width="0cm" draw:fill-image-height="0cm" draw:textarea-horizontal-align="justify" draw:textarea-vertical-align="middle" draw:auto-grow-height="false" fo:min-height="2.768cm" fo:min-width="2.517cm" fo:padding-top="0.125cm" fo:padding-bottom="0.125cm" fo:padding-left="0.25cm" fo:padding-right="0.25cm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1" draw:style-name="gr4" draw:text-style-name="P3" svg:width="4.268cm" svg:height="4.268cm" svg:x="6.879cm" svg:y="10.3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" draw:name="Shape1_1" draw:style-name="gr3" draw:text-style-name="P3" svg:width="6.437cm" svg:height="6.284cm" svg:x="5.768cm" svg:y="9.4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" draw:name="Shape1_2" draw:style-name="gr2" draw:text-style-name="P2" svg:width="7.409cm" svg:height="7.462cm" svg:x="4.743cm" svg:y="8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_3" draw:style-name="gr1" draw:text-style-name="P2" svg:width="19.897cm" svg:height="19.897cm" svg:x="-1.501cm" svg:y="2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4" draw:name="Shape1_0" draw:style-name="gr2" draw:text-style-name="P2" svg:width="7.409cm" svg:height="7.462cm" svg:x="4.743cm" svg:y="8.7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1_4" draw:style-name="gr1" draw:text-style-name="P2" svg:width="19.897cm" svg:height="19.897cm" svg:x="-1.501cm" svg:y="2.7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bin1" svg:font-family="Cabin" style:font-pitch="variable"/>
    <style:font-face style:name="Cabin" svg:font-family="Cabin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102cm" draw:rotation="0"/>
    <draw:fill-image draw:name="Painted_20_White" draw:display-name="Painted White" xlink:href="Pictures/10000000000002000000020065BEFE37CCD98E2F.jpg" xlink:type="simple" xlink:show="embed" xlink:actuate="onLoad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nán Asorey</meta:initial-creator>
    <meta:creation-date>2020-11-04T18:15:52.361522048</meta:creation-date>
    <dc:date>2020-11-04T18:55:57.130655323</dc:date>
    <dc:creator>Hernán Asorey</dc:creator>
    <meta:editing-duration>PT7M47S</meta:editing-duration>
    <meta:editing-cycles>2</meta:editing-cycles>
    <meta:generator>LibreOffice/6.4.6.2$Linux_X86_64 LibreOffice_project/40$Build-2</meta:generator>
    <meta:printed-by>Hernán Asorey</meta:printed-by>
    <meta:print-date>2020-11-04T18:55:23.153237171</meta:print-date>
    <meta:document-statistic meta:table-count="0" meta:image-count="0" meta:object-count="0" meta:page-count="4" meta:paragraph-count="0" meta:word-count="0" meta:character-count="0" meta:non-whitespace-character-count="0"/>
  </office:meta>
</office:document-meta>
</file>